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.73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ext-properties style:font-name-asian="Microsoft YaHei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ustraits_trait_name</text:p>
          </table:table-cell>
          <table:table-cell table:style-name="ce1" office:value-type="string" calcext:value-type="string">
            <text:p>bien_trait_name</text:p>
          </table:table-cell>
          <table:table-cell table:style-name="ce1" office:value-type="string" calcext:value-type="string">
            <text:p>identical</text:p>
          </table:table-cell>
          <table:table-cell table:style-name="ce1" office:value-type="string" calcext:value-type="string">
            <text:p>similar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accessory_cost_frac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accessory_cost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Al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ash_content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B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C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Ca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cellulose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Cu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delta13C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delta15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dens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Fe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K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ligni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mass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Mg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M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morpholog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Na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P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S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tanni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thickne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water_content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water_content_per_saturated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rk_Z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asal_diameter</text:p>
          </table:table-cell>
          <table:table-cell table:style-name="ce14" office:value-type="string" calcext:value-type="string">
            <text:p>diameter at breast height (1.3 m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ranch_mass_frac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bulk_modulus_of_elastic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alcicole_statu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arotenoid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arotenoid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ell_cross-sectional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ell_epidermis_Ca_per_fresh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ell_epidermis_P_per_fresh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ell_hypodermis_Ca_per_fresh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ell_hypodermis_P_per_fresh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ell_internal_parenchyma_Ca_per_fresh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ell_internal_parenchyma_P_per_fresh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ell_palisade_mesophyll_Ca_per_fresh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ell_palisade_mesophyll_P_per_fresh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ell_rubisco_concentr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ell_rubisco_N_per_total_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ell_sclerenchyma_Ca_per_fresh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ell_sclerenchyma_P_per_fresh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ell_spongy_mesophyll_Ca_per_fresh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ell_spongy_mesophyll_P_per_fresh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ell_thylakoid_N_per_total_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hlorophyll_A_B_ratio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hlorophyll_A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hlorophyll_A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hlorophyll_B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hlorophyll_B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hlorophyll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hlorophyll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i_at_Amax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i_at_ambie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i_at_Asa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i_over_c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ompetitive_stratum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otyledon_func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otyledon_posi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cotyledon_typ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ead_wood_Ca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ead_wood_K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ead_wood_Mg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ead_wood_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ead_wood_Na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ead_wood_P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iaspore_mass</text:p>
          </table:table-cell>
          <table:table-cell office:value-type="string" calcext:value-type="string">
            <text:p>seed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doesn’t differentiate diaspore and seed</text:p>
          </table:table-cell>
        </table:table-row>
        <table:table-row table:style-name="ro2">
          <table:table-cell office:value-type="string" calcext:value-type="string">
            <text:p>dispersal_appendag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ispersal_syndrome</text:p>
          </table:table-cell>
          <table:table-cell table:style-name="ce14" office:value-type="string" calcext:value-type="string">
            <text:p>whole plant 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ispersers</text:p>
          </table:table-cell>
          <table:table-cell table:style-name="ce15" office:value-type="string" calcext:value-type="string">
            <text:p>whole plant dispersal syndr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ormancy_typ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mbryo_colour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pidermal_cell_density_abaxial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pidermal_cell_density_adaxial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pidermal_cell_density_both_side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pidermis_thickne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pidermis_thickness_lower_leaf_surfac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pidermis_thickness_upper_leaf_surfac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stablishment_light_environment_index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ire_and_establishing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ire_cued_seeding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ire_flame_dur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ire_fuel_bed_bulk_dens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ire_fuel_comsump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ire_rate_of_spread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ire_respons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ire_response_detailed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ire_response_juvenil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ire_response_on_matur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ire_smoulder_dur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ire_time_to_igni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ire_total_burn_dur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od_regime_classific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androecium_structural_merism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androecium_structural_phyllotaxi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androecium_structural_whorls_cou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anther_attachme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anther_connective_extens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anther_dehiscenc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anther_orient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colour</text:p>
          </table:table-cell>
          <table:table-cell office:value-type="string" calcext:value-type="string">
            <text:p>flower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count_maximum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fertile_stamens_cou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filame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filament_fus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filament_fusion_to_inner_perianth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gynoecium_phyllotaxi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gynoecium_placent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ovary_fus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ovary_posi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ovules_per_functional_carpel_cou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perianth_differenti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perianth_fus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perianth_merism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perianth_parts_cou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perianth_phyllotaxi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perianth_symmetr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perianth_whorls_cou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pollen_aperture_shap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pollen_apertures_cou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structural_carpels_cou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structural_sex_typ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style_differenti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style_fus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ing_time</text:p>
          </table:table-cell>
          <table:table-cell office:value-type="string" calcext:value-type="string">
            <text:p>plant flowering durat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uorescence_Jmax_over_Vcmax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uorescence_Jmax_per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uorescence_Vcmax_per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breadth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Ca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K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length</text:p>
          </table:table-cell>
          <table:table-cell office:value-type="string" calcext:value-type="string">
            <text:p>minimum 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inimum</text:p>
          </table:table-cell>
        </table:table-row>
        <table:table-row table:style-name="ro2">
          <table:table-cell office:value-type="string" calcext:value-type="string">
            <text:p>fruit_length</text:p>
          </table:table-cell>
          <table:table-cell office:value-type="string" calcext:value-type="string">
            <text:p>maximum 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aximum</text:p>
          </table:table-cell>
        </table:table-row>
        <table:table-row table:style-name="ro2">
          <table:table-cell office:value-type="string" calcext:value-type="string">
            <text:p>fruit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Mg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P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S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type</text:p>
          </table:table-cell>
          <table:table-cell office:value-type="string" calcext:value-type="string">
            <text:p>fruit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type_botanical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type_functional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wall_width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width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ing_time</text:p>
          </table:table-cell>
          <table:table-cell office:value-type="string" calcext:value-type="string">
            <text:p>plant fruiting durat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v_over_fm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genome_siz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germin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germination_treatme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glaucou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growth_habi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guard_cell_length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huber_valu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hydraulic_safety_margin_5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hypocotyl_typ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nsoluable_protein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inundation_toleranc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Jmax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absorp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Al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angl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area</text:p>
          </table:table-cell>
          <table:table-cell office:value-type="string" calcext:value-type="string">
            <text:p>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area_ratio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arrangeme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ash_content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B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C_per_dry_mass</text:p>
          </table:table-cell>
          <table:table-cell office:value-type="string" calcext:value-type="string">
            <text:p>leaf carbon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Ca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cell_wall_frac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cell_wall_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cell_wall_N_frac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cellulose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Cl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CN_ratio</text:p>
          </table:table-cell>
          <table:table-cell office:value-type="string" calcext:value-type="string">
            <text:p>leaf carbon content per leaf nitrogen cont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Co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compoundness</text:p>
          </table:table-cell>
          <table:table-cell office:value-type="string" calcext:value-type="string">
            <text:p>leaf compound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Cr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Cu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curline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dark_respiration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dark_respiratio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dark_transpiration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delta13C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delta15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delta18O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dens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divis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dry_mass</text:p>
          </table:table-cell>
          <table:table-cell office:value-type="string" calcext:value-type="string">
            <text:p>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dry_matter_content</text:p>
          </table:table-cell>
          <table:table-cell office:value-type="string" calcext:value-type="string">
            <text:p>leaf dry mass per leaf fresh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Fe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fresh_mass</text:p>
          </table:table-cell>
          <table:table-cell office:value-type="string" calcext:value-type="string">
            <text:p>leaf fresh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fresh_mass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hairs_adul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hairs_juvenil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hydraulic_conductiv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hydraulic_vulnerabil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K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K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length</text:p>
          </table:table-cell>
          <table:table-cell office:value-type="string" calcext:value-type="string">
            <text:p>minimum 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inimum</text:p>
          </table:table-cell>
        </table:table-row>
        <table:table-row table:style-name="ro2">
          <table:table-cell office:value-type="string" calcext:value-type="string">
            <text:p>leaf_length</text:p>
          </table:table-cell>
          <table:table-cell office:value-type="string" calcext:value-type="string">
            <text:p>maximum 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aximum</text:p>
          </table:table-cell>
        </table:table-row>
        <table:table-row table:style-name="ro2">
          <table:table-cell office:value-type="string" calcext:value-type="string">
            <text:p>leaf_lifespan</text:p>
          </table:table-cell>
          <table:table-cell office:value-type="string" calcext:value-type="string">
            <text:p>leaf life sp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light_respiration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ligni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margi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mass_frac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mass_to_stem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mesophyll_conductance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mesophyll_conductance_per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Mg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M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Mo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N_per_area</text:p>
          </table:table-cell>
          <table:table-cell office:value-type="string" calcext:value-type="string">
            <text:p>leaf nitrogen conten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N_per_dry_mass</text:p>
          </table:table-cell>
          <table:table-cell office:value-type="string" calcext:value-type="string">
            <text:p>leaf nitrogen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Na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Ni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P_per_area</text:p>
          </table:table-cell>
          <table:table-cell office:value-type="string" calcext:value-type="string">
            <text:p>leaf phosphorus conten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P_per_dry_mass</text:p>
          </table:table-cell>
          <table:table-cell office:value-type="string" calcext:value-type="string">
            <text:p>leaf phosphorus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phenol_content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phenology</text:p>
          </table:table-cell>
          <table:table-cell table:style-name="ce14" office:value-type="string" calcext:value-type="string">
            <text:p>whole plant vegetative phenolog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photosynthetic_nitrogen_use_efficiency_maximum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photosynthetic_nitrogen_use_efficiency_saturated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photosynthetic_phosphorus_use_efficiency_maximum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photosynthetic_phosphorus_use_efficiency_saturated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PRI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reflectanc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reflectance_near_infrared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relative_water_content_at_turgor_loss_poi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relative_water_content_predaw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S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Se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shap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Si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soluable_starch_per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soluable_sugars_per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specific_conductiv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tanni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thickness</text:p>
          </table:table-cell>
          <table:table-cell office:value-type="string" calcext:value-type="string">
            <text:p>leaf 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total_non-structural_carbohydrates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total_non-structural_carbohydrates_per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transmiss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transpir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transpiration_at_Amax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transpiration_at_Asa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turgor_loss_poi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typ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water_content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water_content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water_content_per_fresh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water_content_per_saturated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width</text:p>
          </table:table-cell>
          <table:table-cell office:value-type="string" calcext:value-type="string">
            <text:p>minimum 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inimum</text:p>
          </table:table-cell>
        </table:table-row>
        <table:table-row table:style-name="ro2">
          <table:table-cell office:value-type="string" calcext:value-type="string">
            <text:p>leaf_width</text:p>
          </table:table-cell>
          <table:table-cell office:value-type="string" calcext:value-type="string">
            <text:p>maximum 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aximum</text:p>
          </table:table-cell>
        </table:table-row>
        <table:table-row table:style-name="ro2">
          <table:table-cell office:value-type="string" calcext:value-type="string">
            <text:p>leaf_work_to_punch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work_to_punch_adjusted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work_to_shear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work_to_shear_adjusted</text:p>
          </table:table-cell>
          <table:table-cell table:style-name="ce14" office:value-type="string" calcext:value-type="string">
            <text:p>Leaf lamina fracture tough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work_to_tear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work_to_tear_adjusted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xylem_delta15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Z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let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let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ife_form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ife_history</text:p>
          </table:table-cell>
          <table:table-cell table:style-name="ce15" office:value-type="string" calcext:value-type="string">
            <text:p>longest whole plant longev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considers longest longevity</text:p>
          </table:table-cell>
        </table:table-row>
        <table:table-row table:style-name="ro2">
          <table:table-cell office:value-type="string" calcext:value-type="string">
            <text:p>life_history</text:p>
          </table:table-cell>
          <table:table-cell table:style-name="ce15" office:value-type="string" calcext:value-type="string">
            <text:p>maximum whole plant longev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considers maximum longevity</text:p>
          </table:table-cell>
        </table:table-row>
        <table:table-row table:style-name="ro2">
          <table:table-cell office:value-type="string" calcext:value-type="string">
            <text:p>lifespan</text:p>
          </table:table-cell>
          <table:table-cell table:style-name="ce15" office:value-type="string" calcext:value-type="string">
            <text:p>longest whole plant longev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considers longest longevity</text:p>
          </table:table-cell>
        </table:table-row>
        <table:table-row table:style-name="ro2">
          <table:table-cell office:value-type="string" calcext:value-type="string">
            <text:p>lifespan</text:p>
          </table:table-cell>
          <table:table-cell table:style-name="ce15" office:value-type="string" calcext:value-type="string">
            <text:p>maximum whole plant longev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considers maximum longevity</text:p>
          </table:table-cell>
        </table:table-row>
        <table:table-row table:style-name="ro2">
          <table:table-cell office:value-type="string" calcext:value-type="string">
            <text:p>lower_cuticle_thickne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ower_hypodermis_thickne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ower_palisade_cell_thickne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modified_NDVI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modulus_of_elasticity_bark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modulus_of_elasticity_stem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modulus_of_elasticity_xylem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modulus_of_ruptur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_to_P_ratio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itrogen_fixing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osmotic_potential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osmotic_potential_at_full_turgor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alisade_cell_length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alisade_cell_width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alisade_layer_number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arasitic</text:p>
          </table:table-cell>
          <table:table-cell office:value-type="string" calcext:value-type="string">
            <text:p>whole 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growth form is much larger but also contains if plant is parasitic</text:p>
          </table:table-cell>
        </table:table-row>
        <table:table-row table:style-name="ro2">
          <table:table-cell office:value-type="string" calcext:value-type="string">
            <text:p>parasitic</text:p>
          </table:table-cell>
          <table:table-cell office:value-type="string" calcext:value-type="string">
            <text:p>whole plant growth form divers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growth form is much larger but also contains if plant is parasitic</text:p>
          </table:table-cell>
        </table:table-row>
        <table:table-row table:style-name="ro2">
          <table:table-cell office:value-type="string" calcext:value-type="string">
            <text:p>pendulous_leave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hotosynthetic_bark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hotosynthetic_pathwa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hotosynthetic_rate_per_area_ambient</text:p>
          </table:table-cell>
          <table:table-cell table:style-name="ce15" office:value-type="string" calcext:value-type="string">
            <text:p>leaf photosynthetic rate per leaf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doesn’t specify measurement conditions</text:p>
          </table:table-cell>
        </table:table-row>
        <table:table-row table:style-name="ro2">
          <table:table-cell office:value-type="string" calcext:value-type="string">
            <text:p>photosynthetic_rate_per_area_maximum</text:p>
          </table:table-cell>
          <table:table-cell table:style-name="ce15" office:value-type="string" calcext:value-type="string">
            <text:p>leaf photosynthetic rate per leaf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doesn’t specify measurement conditions</text:p>
          </table:table-cell>
        </table:table-row>
        <table:table-row table:style-name="ro2">
          <table:table-cell office:value-type="string" calcext:value-type="string">
            <text:p>photosynthetic_rate_per_area_saturated</text:p>
          </table:table-cell>
          <table:table-cell table:style-name="ce15" office:value-type="string" calcext:value-type="string">
            <text:p>leaf photosynthetic rat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hotosynthetic_rate_per_dry_mass_maximum</text:p>
          </table:table-cell>
          <table:table-cell table:style-name="ce15" office:value-type="string" calcext:value-type="string">
            <text:p>leaf photosynthetic rate per leaf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doesn’t specify measurement conditions</text:p>
          </table:table-cell>
        </table:table-row>
        <table:table-row table:style-name="ro2">
          <table:table-cell office:value-type="string" calcext:value-type="string">
            <text:p>photosynthetic_rate_per_dry_mass_saturated</text:p>
          </table:table-cell>
          <table:table-cell table:style-name="ce15" office:value-type="string" calcext:value-type="string">
            <text:p>leaf photosynthetic rate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hysical_defenc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lant_growth_form</text:p>
          </table:table-cell>
          <table:table-cell table:style-name="ce15" office:value-type="string" calcext:value-type="string">
            <text:p>whole plant growth 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lant_height</text:p>
          </table:table-cell>
          <table:table-cell office:value-type="string" calcext:value-type="string">
            <text:p>minimum whole plant he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aximum</text:p>
          </table:table-cell>
        </table:table-row>
        <table:table-row table:style-name="ro2">
          <table:table-cell office:value-type="string" calcext:value-type="string">
            <text:p>plant_height</text:p>
          </table:table-cell>
          <table:table-cell office:value-type="string" calcext:value-type="string">
            <text:p>maximum whole plant he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aximum</text:p>
          </table:table-cell>
        </table:table-row>
        <table:table-row table:style-name="ro2">
          <table:table-cell office:value-type="string" calcext:value-type="string">
            <text:p>plant_height</text:p>
          </table:table-cell>
          <table:table-cell table:style-name="ce15" office:value-type="string" calcext:value-type="string">
            <text:p>whole plant heigh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lant_type_by_resource_us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lant_width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loid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ollination_syndrome</text:p>
          </table:table-cell>
          <table:table-cell office:value-type="string" calcext:value-type="string">
            <text:p>flower 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ollination_system</text:p>
          </table:table-cell>
          <table:table-cell table:style-name="ce15" office:value-type="string" calcext:value-type="string">
            <text:p>flower pollination syndr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egen_strateg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eproductive_light_environment_index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eproductive_maturity</text:p>
          </table:table-cell>
          <table:table-cell table:style-name="ce14" office:value-type="string" calcext:value-type="string">
            <text:p>whole plant primary juvenile period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esorption_leaf_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esorption_leaf_P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esprouting_proportion_individual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esprouting_strength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oot_C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oot_delta13C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oot_delta15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oot_distribution_coefficie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oot_dry_matter_conte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oot_fine_root_coarse_root_ratio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oot_mass_frac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oot_morpholog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oot_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oot_shoot_ratio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oot_soluable_starch_per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oot_soluable_sugars_per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oot_structur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oot_wood_dens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root_xylem_delta15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alt_toleranc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apwood_specific_conductiv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apwood_specific_conductivity_theoretical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breadth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Ca_concentr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K_concentr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length</text:p>
          </table:table-cell>
          <table:table-cell office:value-type="string" calcext:value-type="string">
            <text:p>seed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longev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mass</text:p>
          </table:table-cell>
          <table:table-cell office:value-type="string" calcext:value-type="string">
            <text:p>seed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mass_reserv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Mg_concentr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N_concentr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oil_conte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P_concentr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protein_conte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releas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S_concentr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shap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storage_loc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textur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viabil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volum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width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ling_first_leaf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ling_first_nod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ling_germination_loc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nesced_leaf_Al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nesced_leaf_B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nesced_leaf_C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nesced_leaf_Ca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nesced_leaf_Cu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nesced_leaf_Fe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nesced_leaf_K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nesced_leaf_Mg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nesced_leaf_M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nesced_leaf_Mo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nesced_leaf_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nesced_leaf_Na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nesced_leaf_P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nesced_leaf_S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nesced_leaf_Z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rotin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x_typ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now_toleranc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oil_salinity_toleranc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oil_seedbank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oluable_protein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oluable_starch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oluable_sugars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pecific_leaf_area</text:p>
          </table:table-cell>
          <table:table-cell office:value-type="string" calcext:value-type="string">
            <text:p>leaf area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pecific_root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pecific_root_length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pecific_taproot_length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pinescenc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pongy_mesophyll_thickne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prout_depth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table:style-name="ce13" office:value-type="string" calcext:value-type="string">
            <text:p>starch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tem_C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tem_count_categorical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tem_dens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tem_dry_matter_conte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tem_hydraulic_conductiv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tem_mass_fraction</text:p>
          </table:table-cell>
          <table:table-cell office:value-type="string" calcext:value-type="string">
            <text:p>stem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total stem dry mass</text:p>
          </table:table-cell>
        </table:table-row>
        <table:table-row table:style-name="ro2">
          <table:table-cell office:value-type="string" calcext:value-type="string">
            <text:p>stem_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tem_respiratio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tem_soluable_starch_per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tem_soluable_sugars_per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tem_water_content_per_saturated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tem_water_delta18O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tomatal_conductance_per_area_ambient</text:p>
          </table:table-cell>
          <table:table-cell office:value-type="string" calcext:value-type="string">
            <text:p>leaf stomatal conductance for H2O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IEN doesn’t specify measurement conditions</text:p>
          </table:table-cell>
        </table:table-row>
        <table:table-row table:style-name="ro2">
          <table:table-cell office:value-type="string" calcext:value-type="string">
            <text:p>stomatal_conductance_per_area_at_Amax</text:p>
          </table:table-cell>
          <table:table-cell office:value-type="string" calcext:value-type="string">
            <text:p>leaf stomatal conductance for H2O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IEN doesn’t specify measurement conditions</text:p>
          </table:table-cell>
        </table:table-row>
        <table:table-row table:style-name="ro2">
          <table:table-cell office:value-type="string" calcext:value-type="string">
            <text:p>stomatal_conductance_per_area_at_Asat</text:p>
          </table:table-cell>
          <table:table-cell office:value-type="string" calcext:value-type="string">
            <text:p>leaf stomatal conductance for H2O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IEN doesn’t specify measurement conditions</text:p>
          </table:table-cell>
        </table:table-row>
        <table:table-row table:style-name="ro2">
          <table:table-cell office:value-type="string" calcext:value-type="string">
            <text:p>stomatal_conductance_per_area_ambient</text:p>
          </table:table-cell>
          <table:table-cell office:value-type="string" calcext:value-type="string">
            <text:p>leaf stomatal conductance per leaf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doesn’t specify measurement conditions</text:p>
          </table:table-cell>
        </table:table-row>
        <table:table-row table:style-name="ro2">
          <table:table-cell office:value-type="string" calcext:value-type="string">
            <text:p>stomatal_conductance_per_area_at_Amax</text:p>
          </table:table-cell>
          <table:table-cell office:value-type="string" calcext:value-type="string">
            <text:p>leaf stomatal conductance per leaf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doesn’t specify measurement conditions</text:p>
          </table:table-cell>
        </table:table-row>
        <table:table-row table:style-name="ro2">
          <table:table-cell office:value-type="string" calcext:value-type="string">
            <text:p>stomatal_conductance_per_area_at_Asat</text:p>
          </table:table-cell>
          <table:table-cell office:value-type="string" calcext:value-type="string">
            <text:p>leaf stomatal conductance per leaf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doesn’t specify measurement conditions</text:p>
          </table:table-cell>
        </table:table-row>
        <table:table-row table:style-name="ro2">
          <table:table-cell office:value-type="string" calcext:value-type="string">
            <text:p>stomatal_density_abaxial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tomatal_density_adaxial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tomatal_density_averag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tomatal_distribu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tomatal_resistance_conductance_ambien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upport_frac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tap_roo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thickest_root_diameter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time_from_fire_to_fruit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transverse_branch_area_specific_conductiv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twig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twig_length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pper_cuticle_thickne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pper_hypodermis_thickne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upper_palisade_cell_thickne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Vcmax_per_are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vegetative_regener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vein_angle_secondar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vein_dens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vessel_density</text:p>
          </table:table-cell>
          <table:table-cell office:value-type="string" calcext:value-type="string">
            <text:p>vessel numb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vessel_density_leave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vessel_diameter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vessel_diameter_hydraulic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vessel_diameter_leave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vessel_lumen_fraction</text:p>
          </table:table-cell>
          <table:table-cell office:value-type="string" calcext:value-type="string">
            <text:p>vessel lumen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vessel_multiple_frac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vessel_non_lumen_frac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vessel_wall_frac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vine_climbing_mechanism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ater_band_index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ater_logging_tolerance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ater_potential_50percent_lost_conductiv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ater_potential_88percent_lost_conductivit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ater_potential_midday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ater_potential_predaw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ater_use_efficiency_integrated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ater_use_efficiency_intrinsic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ater_use_efficiency_photosynthetic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hole_plant_transpira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ood_axial_parenchyma_frac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ood_C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ood_Ca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ood_conduit_frac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ood_delta13C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ood_delta15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ood_density</text:p>
          </table:table-cell>
          <table:table-cell office:value-type="string" calcext:value-type="string">
            <text:p>stem wood dens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ood_fibre_frac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ood_K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ood_Mg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ood_N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ood_Na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ood_P_per_dry_mas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ood_ray_frac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ood_tracheid_fraction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woodiness</text:p>
          </table:table-cell>
          <table:table-cell office:value-type="string" calcext:value-type="string">
            <text:p>whole plant woodi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</table:table>
      <table:named-expressions/>
      <table:database-ranges>
        <table:database-range table:name="__Anonymous_Sheet_DB__0" table:target-range-address="Sheet1.A1:Sheet1.E46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17:16:59.145719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atthias Grenié</meta:initial-creator>
    <meta:creation-date>2022-07-12T13:15:49.095033785</meta:creation-date>
    <dc:date>2022-07-14T17:17:26.531739260</dc:date>
    <dc:creator>Matthias Grenié</dc:creator>
    <meta:editing-duration>PT2H43M36S</meta:editing-duration>
    <meta:editing-cycles>105</meta:editing-cycles>
    <meta:generator>LibreOffice/7.1.4.2$MacOSX_X86_64 LibreOffice_project/a529a4fab45b75fefc5b6226684193eb000654f6</meta:generator>
    <meta:document-statistic meta:table-count="1" meta:cell-count="2305" meta:object-count="0"/>
  </office:meta>
</office:document-meta>
</file>